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add" officeooo:paragraph-rsid="0014aadd"/>
    </style:style>
    <style:style style:name="P2" style:family="paragraph" style:parent-style-name="Standard">
      <style:text-properties officeooo:rsid="00152a2d" officeooo:paragraph-rsid="00152a2d"/>
    </style:style>
    <style:style style:name="P3" style:family="paragraph" style:parent-style-name="Standard">
      <style:text-properties officeooo:rsid="0015c93e" officeooo:paragraph-rsid="0015c93e"/>
    </style:style>
    <style:style style:name="P4" style:family="paragraph" style:parent-style-name="Standard">
      <style:text-properties officeooo:rsid="0014aadd" officeooo:paragraph-rsid="0014aadd"/>
    </style:style>
    <style:style style:name="P5" style:family="paragraph" style:parent-style-name="Standard">
      <style:text-properties officeooo:rsid="0017b221" officeooo:paragraph-rsid="0017b221"/>
    </style:style>
    <style:style style:name="P6" style:family="paragraph" style:parent-style-name="Standard">
      <style:text-properties officeooo:rsid="00152a2d" officeooo:paragraph-rsid="0017b221"/>
    </style:style>
    <style:style style:name="P7" style:family="paragraph" style:parent-style-name="Standard">
      <style:text-properties officeooo:rsid="00198eb0" officeooo:paragraph-rsid="00198eb0"/>
    </style:style>
    <style:style style:name="T1" style:family="text">
      <style:text-properties officeooo:rsid="00152a2d"/>
    </style:style>
    <style:style style:name="T2" style:family="text">
      <style:text-properties officeooo:rsid="0017b2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an Sheridan</text:p>
      <text:p text:style-name="P1">EET207</text:p>
      <text:p text:style-name="P1">04/<text:span text:style-name="T2">22</text:span>/15</text:p>
      <text:p text:style-name="P1"><text:tab/><text:tab/><text:tab/><text:tab/><text:tab/><text:tab/>HW #<text:span text:style-name="T2">3</text:span></text:p>
      <text:p text:style-name="P1">1: <text:span text:style-name="T2">Reading and printing signed numbers</text:span></text:p>
      <text:p text:style-name="P1"/>
      <text:p text:style-name="P5"/>
      <text:p text:style-name="P5">#include &lt;stdio.h&gt;</text:p>
      <text:p text:style-name="P5">#include &lt;stdlib.h&gt;</text:p>
      <text:p text:style-name="P5">#include &lt;math.h&gt;</text:p>
      <text:p text:style-name="P5"/>
      <text:p text:style-name="P5">int main()</text:p>
      <text:p text:style-name="P5">{</text:p>
      <text:p text:style-name="P5">signed int number = 0;</text:p>
      <text:p text:style-name="P5">while(1){</text:p>
      <text:p text:style-name="P5">printf("Enter signed number with +/-: \n");</text:p>
      <text:p text:style-name="P5">scanf("%d", &amp;number);</text:p>
      <text:p text:style-name="P5">printf("Number: %d\n", number);</text:p>
      <text:p text:style-name="P5"/>
      <text:p text:style-name="P5">}</text:p>
      <text:p text:style-name="P5"/>
      <text:p text:style-name="P5">return 0;</text:p>
      <text:p text:style-name="P5">}</text:p>
      <text:p text:style-name="P5"/>
      <text:p text:style-name="P5"/>
      <text:p text:style-name="P1"/>
      <text:p text:style-name="P1">2: <text:span text:style-name="T2">Math problem generator</text:span></text:p>
      <text:p text:style-name="P1"/>
      <text:p text:style-name="P5"/>
      <text:p text:style-name="P5">#include &lt;stdio.h&gt;</text:p>
      <text:p text:style-name="P5">#include &lt;stdlib.h&gt;</text:p>
      <text:p text:style-name="P5">#include &lt;math.h&gt;</text:p>
      <text:p text:style-name="P5"/>
      <text:p text:style-name="P5">int main()</text:p>
      <text:p text:style-name="P5">{</text:p>
      <text:p text:style-name="P5">int number1 = 0, number2 = 0, answer = 0;</text:p>
      <text:p text:style-name="P5">while(1){</text:p>
      <text:p text:style-name="P5"/>
      <text:p text:style-name="P5"><text:s text:c="4"/>time_t t;</text:p>
      <text:p text:style-name="P5"><text:s text:c="4"/>/* Intializes random number generator */</text:p>
      <text:p text:style-name="P5"><text:s text:c="4"/>srand((unsigned) time(&amp;t));</text:p>
      <text:p text:style-name="P5"/>
      <text:p text:style-name="P5"><text:s text:c="4"/>number1 = rand() % 99;</text:p>
      <text:p text:style-name="P5"><text:s text:c="4"/>number2 = rand() % 99;</text:p>
      <text:p text:style-name="P5"><text:s text:c="4"/>printf("What is the sume of %d and %d? \n", number1, number2);</text:p>
      <text:p text:style-name="P5"><text:s text:c="4"/>scanf("%d", &amp;answer);</text:p>
      <text:p text:style-name="P5"><text:s text:c="4"/>if(answer == number1 + number2){</text:p>
      <text:p text:style-name="P5"><text:s text:c="8"/>printf("Correct!\n");</text:p>
      <text:p text:style-name="P5"><text:s text:c="4"/>}</text:p>
      <text:p text:style-name="P5"><text:soft-page-break/><text:s text:c="4"/>else{</text:p>
      <text:p text:style-name="P5"><text:s text:c="8"/>printf("No, the answer is %d \n", number1 + number2);</text:p>
      <text:p text:style-name="P5"><text:s text:c="4"/>}</text:p>
      <text:p text:style-name="P5">}</text:p>
      <text:p text:style-name="P5"/>
      <text:p text:style-name="P5">return 0;</text:p>
      <text:p text:style-name="P5">}</text:p>
      <text:p text:style-name="P6"/>
      <text:p text:style-name="P1"/>
      <text:p text:style-name="P1">3:<text:span text:style-name="T2">Math problem with answer tracking</text:span></text:p>
      <text:p text:style-name="P1"/>
      <text:p text:style-name="P5"/>
      <text:p text:style-name="P5">#include &lt;stdio.h&gt;</text:p>
      <text:p text:style-name="P5">#include &lt;stdlib.h&gt;</text:p>
      <text:p text:style-name="P5">#include &lt;math.h&gt;</text:p>
      <text:p text:style-name="P5"/>
      <text:p text:style-name="P5">int main()</text:p>
      <text:p text:style-name="P5">{</text:p>
      <text:p text:style-name="P5">int i = 0;</text:p>
      <text:p text:style-name="P5"/>
      <text:p text:style-name="P5">int number1 = 0, number2 = 0, answer = 0;</text:p>
      <text:p text:style-name="P5">while(1){</text:p>
      <text:p text:style-name="P5"><text:s text:c="4"/>int numCorrect = 0;</text:p>
      <text:p text:style-name="P5"/>
      <text:p text:style-name="P5"><text:s text:c="4"/>for(i=0;i&lt;10;i++){</text:p>
      <text:p text:style-name="P5"/>
      <text:p text:style-name="P5"><text:s text:c="8"/>time_t t;</text:p>
      <text:p text:style-name="P5"><text:s text:c="8"/>/* Intializes random number generator */</text:p>
      <text:p text:style-name="P5"><text:s text:c="8"/>srand((unsigned) time(&amp;t));</text:p>
      <text:p text:style-name="P5"/>
      <text:p text:style-name="P5"><text:s text:c="8"/>number1 = rand() % 99;</text:p>
      <text:p text:style-name="P5"><text:s text:c="8"/>number2 = rand() % 99;</text:p>
      <text:p text:style-name="P5"><text:s text:c="8"/>printf("What is the sume of %d and %d? \n", number1, number2);</text:p>
      <text:p text:style-name="P5"><text:s text:c="8"/>scanf("%d", &amp;answer);</text:p>
      <text:p text:style-name="P5"><text:s text:c="8"/>if(answer == number1 + number2){</text:p>
      <text:p text:style-name="P5"><text:s text:c="12"/>printf("Correct!\n");</text:p>
      <text:p text:style-name="P5"><text:s text:c="12"/>numCorrect++;</text:p>
      <text:p text:style-name="P5"><text:s text:c="8"/>}</text:p>
      <text:p text:style-name="P5"><text:s text:c="8"/>else{</text:p>
      <text:p text:style-name="P5"><text:s text:c="12"/>printf("No, the answer is %d \n", number1 + number2);</text:p>
      <text:p text:style-name="P5"><text:s text:c="8"/>}</text:p>
      <text:p text:style-name="P5"><text:s text:c="4"/>}</text:p>
      <text:p text:style-name="P5"/>
      <text:p text:style-name="P5"><text:s text:c="4"/>printf("You got %d correct out of 10!\n\n", numCorrect);</text:p>
      <text:p text:style-name="P5"/>
      <text:p text:style-name="P5"/>
      <text:p text:style-name="P5">}</text:p>
      <text:p text:style-name="P5"/>
      <text:p text:style-name="P5">return 0;</text:p>
      <text:p text:style-name="P5"><text:soft-page-break/>}</text:p>
      <text:p text:style-name="P5"/>
      <text:p text:style-name="P5"/>
      <text:p text:style-name="P1"/>
      <text:p text:style-name="P1"/>
      <text:p text:style-name="P1">4: <text:span text:style-name="T2">Switch Statement</text:span></text:p>
      <text:p text:style-name="P7"/>
      <text:p text:style-name="P7">#include &lt;stdio.h&gt;</text:p>
      <text:p text:style-name="P7">#include &lt;stdlib.h&gt;</text:p>
      <text:p text:style-name="P7">#include &lt;math.h&gt;</text:p>
      <text:p text:style-name="P7"/>
      <text:p text:style-name="P7">int main()</text:p>
      <text:p text:style-name="P7">{</text:p>
      <text:p text:style-name="P7"/>
      <text:p text:style-name="P7"/>
      <text:p text:style-name="P7">int number = 0;</text:p>
      <text:p text:style-name="P7">printf("Please enter 1,2,3, or 4\n");</text:p>
      <text:p text:style-name="P7">scanf("%d", &amp;number);</text:p>
      <text:p text:style-name="P7">switch(number){</text:p>
      <text:p text:style-name="P7"><text:s text:c="4"/>case 1 :</text:p>
      <text:p text:style-name="P7"><text:s text:c="4"/>printf("One \n");</text:p>
      <text:p text:style-name="P7"><text:s text:c="4"/>break;</text:p>
      <text:p text:style-name="P7"/>
      <text:p text:style-name="P7"><text:s text:c="4"/>case 2 :</text:p>
      <text:p text:style-name="P7"><text:s text:c="4"/>printf("Two \n");</text:p>
      <text:p text:style-name="P7"><text:s text:c="4"/>break;</text:p>
      <text:p text:style-name="P7"/>
      <text:p text:style-name="P7"><text:s text:c="4"/>case 3 :</text:p>
      <text:p text:style-name="P7"><text:s text:c="4"/>printf("Three \n");</text:p>
      <text:p text:style-name="P7"><text:s text:c="4"/>break;</text:p>
      <text:p text:style-name="P7"/>
      <text:p text:style-name="P7"><text:s text:c="4"/>case 4 :</text:p>
      <text:p text:style-name="P7"><text:s text:c="4"/>printf("Four \n");</text:p>
      <text:p text:style-name="P7"><text:s text:c="4"/>break;</text:p>
      <text:p text:style-name="P7"/>
      <text:p text:style-name="P7"><text:s text:c="4"/>default :</text:p>
      <text:p text:style-name="P7"><text:s text:c="4"/>printf("Invalid option \n");</text:p>
      <text:p text:style-name="P7">}</text:p>
      <text:p text:style-name="P7"/>
      <text:p text:style-name="P7">return 0;</text:p>
      <text:p text:style-name="P7">}</text:p>
      <text:p text:style-name="P7"/>
      <text:p text:style-name="P7"/>
      <text:p text:style-name="P7">Tutorial I used:</text:p>
      <text:p text:style-name="P7">http://www.tutorialspoint.com/cprogramming/switch_statement_in_c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5:30:37.362798583</meta:creation-date>
    <dc:date>2015-04-22T23:11:08.246779618</dc:date>
    <meta:editing-duration>PT5M12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3" meta:paragraph-count="101" meta:word-count="281" meta:character-count="2027" meta:non-whitespace-character-count="1585"/>
  </office:meta>
</office:document-meta>
</file>